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Table_20_Contents">
      <style:text-properties style:font-name="Ubuntu" fo:font-size="12pt" style:font-size-asian="12pt" style:font-size-complex="12pt"/>
    </style:style>
    <style:style style:name="P3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4" style:family="paragraph" style:parent-style-name="Table_20_Contents">
      <style:text-properties style:font-name="Ubuntu" fo:font-size="12pt" officeooo:rsid="0013c907" officeooo:paragraph-rsid="0013c907" style:font-size-asian="12pt" style:font-size-complex="12pt"/>
    </style:style>
    <style:style style:name="P5" style:family="paragraph" style:parent-style-name="Table_20_Contents">
      <style:text-properties style:font-name="Ubuntu" fo:font-size="12pt" officeooo:rsid="000f2103" officeooo:paragraph-rsid="000f2103" style:font-size-asian="12pt" style:font-size-complex="12pt"/>
    </style:style>
    <style:style style:name="P6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7" style:family="paragraph" style:parent-style-name="Table_20_Contents">
      <style:text-properties style:font-name="Ubuntu" fo:font-size="12pt" officeooo:rsid="00164fb6" officeooo:paragraph-rsid="00164fb6" style:font-size-asian="12pt" style:font-size-complex="12pt"/>
    </style:style>
    <style:style style:name="P8" style:family="paragraph" style:parent-style-name="Table_20_Contents">
      <style:text-properties style:font-name="Ubuntu" fo:font-size="12pt" officeooo:rsid="001f217c" officeooo:paragraph-rsid="001f217c" style:font-size-asian="12pt" style:font-size-complex="12pt"/>
    </style:style>
    <style:style style:name="P9" style:family="paragraph" style:parent-style-name="Table_20_Contents">
      <style:text-properties style:font-name="Ubuntu" fo:font-size="12pt" officeooo:rsid="0034c560" officeooo:paragraph-rsid="0034c560" style:font-size-asian="12pt" style:font-size-complex="12pt"/>
    </style:style>
    <style:style style:name="P10" style:family="paragraph" style:parent-style-name="Table_20_Contents">
      <style:text-properties style:font-name="Ubuntu" fo:font-size="12pt" officeooo:rsid="0035801a" officeooo:paragraph-rsid="0035801a" style:font-size-asian="12pt" style:font-size-complex="12pt"/>
    </style:style>
    <style:style style:name="P11" style:family="paragraph" style:parent-style-name="Table_20_Contents">
      <style:text-properties style:font-name="Ubuntu" fo:font-size="12pt" officeooo:rsid="00382e4f" officeooo:paragraph-rsid="00382e4f" style:font-size-asian="12pt" style:font-size-complex="12pt"/>
    </style:style>
    <style:style style:name="P12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text-properties style:font-name="Ubuntu" fo:font-weight="bold" fo:background-color="#ffff00" style:font-weight-asian="bold" style:font-weight-complex="bold"/>
    </style:style>
    <style:style style:name="P20" style:family="paragraph" style:parent-style-name="Table_20_Contents">
      <style:text-properties style:font-name="Ubuntu" fo:font-weight="normal" fo:background-color="transparent" style:font-weight-asian="normal" style:font-weight-complex="normal"/>
    </style:style>
    <style:style style:name="P21" style:family="paragraph" style:parent-style-name="Table_20_Contents">
      <style:text-properties style:font-name="Ubuntu" fo:font-weight="normal" officeooo:paragraph-rsid="001c9342" fo:background-color="transparen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officeooo:rsid="0013c907" officeooo:paragraph-rsid="0013c90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officeooo:rsid="0033c144" officeooo:paragraph-rsid="0033c14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13c907"/>
    </style:style>
    <style:style style:name="P27" style:family="paragraph" style:parent-style-name="Table_20_Contents" style:list-style-name="L1">
      <style:text-properties style:font-name="Ubuntu" fo:font-size="12pt" officeooo:rsid="00382e4f" officeooo:paragraph-rsid="00382e4f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style:font-name="Ubuntu" fo:font-size="12pt" officeooo:rsid="0013c907" style:font-size-asian="12pt" style:font-size-complex="12pt"/>
    </style:style>
    <style:style style:name="T6" style:family="text">
      <style:text-properties style:font-name="Ubuntu" fo:font-size="12pt" fo:font-weight="bold" officeooo:rsid="0013c907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b051" fo:background-color="transparent" loext:char-shading-value="0" style:font-weight-asian="bold" style:font-weight-complex="bold"/>
    </style:style>
    <style:style style:name="T9" style:family="text">
      <style:text-properties officeooo:rsid="0013f789"/>
    </style:style>
    <style:style style:name="T10" style:family="text">
      <style:text-properties officeooo:rsid="002f8580"/>
    </style:style>
    <style:style style:name="T11" style:family="text">
      <style:text-properties officeooo:rsid="003912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243619741680">
          <table:table-cell table:style-name="Tabela1.A1" table:number-columns-spanned="2" office:value-type="string">
            <text:p text:style-name="P3"><text:span text:style-name="T1">Nome do caso de uso:</text:span><text:span text:style-name="T2"> </text:span><text:span text:style-name="T3">UC – </text:span><text:span text:style-name="T4">001</text:span></text:p>
          </table:table-cell>
          <table:covered-table-cell/>
        </table:table-row>
        <table:table-row table:style-name="TableLine94243619924848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7">Recepcionista</text:p>
          </table:table-cell>
        </table:table-row>
        <table:table-row table:style-name="TableLine94243619926128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243619926768">
          <table:table-cell table:style-name="Tabela1.A8" office:value-type="string">
            <text:p text:style-name="P18">Descrição</text:p>
          </table:table-cell>
          <table:table-cell table:style-name="Tabela1.B8" office:value-type="string">
            <text:p text:style-name="P10">Cadastrar paciente</text:p>
          </table:table-cell>
        </table:table-row>
        <table:table-row table:style-name="TableLine94243619927408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4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8">Exibir os dados cadastrados <text:span text:style-name="T11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14">Entradas</text:p>
          </table:table-cell>
          <table:table-cell table:style-name="Tabela1.B12" office:value-type="string">
            <text:p text:style-name="P19"/>
            <text:p text:style-name="P19">Campos pessoal</text:p>
            <text:p text:style-name="P20"><text:span text:style-name="T7">TEXTO</text:span> – Nome</text:p>
            <text:p text:style-name="P20"><text:span text:style-name="T7">TEXTO</text:span> – Cpf/cnpj</text:p>
            <text:p text:style-name="P20"><text:span text:style-name="T7">TEXTO</text:span> – Rg</text:p>
            <text:p text:style-name="P20"><text:span text:style-name="T7">SELETOR</text:span> – Sexo</text:p>
            <text:p text:style-name="P20"><text:span text:style-name="T7">TEXTO</text:span> – Nascimento</text:p>
            <text:p text:style-name="P20"><text:span text:style-name="T7">SELETOR</text:span> – Nacionalidade</text:p>
            <text:p text:style-name="P20"><text:span text:style-name="T7">TEXTO</text:span> – Nome do pai</text:p>
            <text:p text:style-name="P20"><text:span text:style-name="T7">TEXTO</text:span> – Nome da mãe</text:p>
            <text:p text:style-name="P20"/>
            <text:p text:style-name="P19">Campos de endereço</text:p>
            <text:p text:style-name="P20"><text:span text:style-name="T7">TEXTO</text:span> – Cep</text:p>
            <text:p text:style-name="P20"><text:span text:style-name="T7">TEXTO</text:span> – Rua</text:p>
            <text:p text:style-name="P20"><text:span text:style-name="T7">TEXTO</text:span> – Quadra</text:p>
            <text:p text:style-name="P20"><text:span text:style-name="T7">TEXTO</text:span> – Lote</text:p>
            <text:p text:style-name="P20"><text:span text:style-name="T7">TEXTO</text:span> – Número</text:p>
            <text:p text:style-name="P20"><text:span text:style-name="T7">TEXTO</text:span> – Bairro</text:p>
            <text:p text:style-name="P20"><text:span text:style-name="T7">TEXTO</text:span> – Cidade</text:p>
            <text:p text:style-name="P1"><text:span text:style-name="T8">SELETOR</text:span> – UF</text:p>
            <text:p text:style-name="P20"><text:span text:style-name="T7">TEXTO</text:span> – Complemento</text:p>
            <text:p text:style-name="P20"/>
            <text:p text:style-name="P19">Campos de contato</text:p>
            <text:p text:style-name="P20"><text:span text:style-name="T7">TEXTO</text:span> – Telefone</text:p>
            <text:p text:style-name="P20"><text:span text:style-name="T7">TEXTO</text:span> – Celular</text:p>
            <text:p text:style-name="P21"><text:span text:style-name="T7">TEXTO</text:span> – E-mail</text:p>
            <text:p text:style-name="P20"><text:span text:style-name="T7">TEXTO</text:span> – Adicionais</text:p>
            <text:p text:style-name="P20"/>
          </table:table-cell>
        </table:table-row>
        <table:table-row table:style-name="TableLine94243619930672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5">Essencial</text:p>
          </table:table-cell>
        </table:table-row>
        <table:table-row table:style-name="TableLine94243619931360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list xml:id="list2692937913" text:style-name="L1">
              <text:list-item>
                <text:p text:style-name="P27">Preencher dados mínimos (Nome)</text:p>
              </text:list-item>
              <text:list-item>
                <text:p text:style-name="P27">Clicar em s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p text:style-name="P11">Validar fluxo principal</text:p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9"/>
            <text:p text:style-name="P9">Não permitir o cadastro com o mesmo nome e número de (RG e CPF).</text:p>
            <text:p text:style-name="P9"/>
            <text:p text:style-name="P9"><text:soft-page-break/></text:p>
            <text:p text:style-name="P9">Poderá haver duas Marias, mas uma delas tem que ter o (RG e CPF) diferentes.</text:p>
            <text:p text:style-name="P9"/>
          </table:table-cell>
        </table:table-row>
        <table:table-row table:style-name="TableLine94243619935008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6"><text:span text:style-name="T10">1</text:span>.0</text:p>
          </table:table-cell>
        </table:table-row>
      </table:table>
      <text:p text:style-name="P25"/>
      <text:p text:style-name="P25"/>
      <text:p text:style-name="P25">O que significam os campos</text:p>
      <text:p text:style-name="P23"/>
      <text:p text:style-name="P23"><text:span text:style-name="T7">Ator principal – </text:span>Pessoa que usará o sistema, exemplo(estoquista, balconista, vendedor)</text:p>
      <text:p text:style-name="P23"/>
      <text:p text:style-name="P23"><text:span text:style-name="T7">Ator secundário – </text:span>Pessoa ou outro sistema que usará o caso de uso(vendedor/banco)</text:p>
      <text:p text:style-name="P23"/>
      <text:p text:style-name="P23"><text:span text:style-name="T7">Descrição – </text:span>Descrição da funcionalidade</text:p>
      <text:p text:style-name="P23"/>
      <text:p text:style-name="P23"><text:span text:style-name="T7">Pré-condição – </text:span>Deve acontecer antes de executar uma ação, exemplo(estar logado)</text:p>
      <text:p text:style-name="P23"/>
      <text:p text:style-name="P26"><text:span text:style-name="T6">Pós-condição – </text:span><text:span text:style-name="T5">Deve acontecer após executar uma ação, exemplo(emitir comprovante)</text:span></text:p>
      <text:p text:style-name="P23"/>
      <text:p text:style-name="P26"><text:span text:style-name="T6">Entradas – </text:span><text:span text:style-name="T5">Campos que serão usados, exemplo(nome, telefone, endereço, etc)</text:span></text:p>
      <text:p text:style-name="P23"/>
      <text:p text:style-name="P23"><text:span text:style-name="T7">Prioridade – </text:span>Essencial ou opcional.</text:p>
      <text:p text:style-name="P23"/>
      <text:p text:style-name="P23"><text:span text:style-name="T7">Fluxo principal – </text:span><text:span text:style-name="T9">Passos que devem acontecer para que tudo dê certo.</text:span></text:p>
      <text:p text:style-name="P23"/>
      <text:p text:style-name="P23"><text:span text:style-name="T7">Fluxo secundário – </text:span><text:span text:style-name="T9">Passos que devem acontecer caso algo dê errado.</text:span></text:p>
      <text:p text:style-name="P23"/>
      <text:p text:style-name="P24"><text:span text:style-name="T7">Regras –</text:span> Regras de funcionamento exemplo (Não permitir dois ID duplicados) </text:p>
      <text:p text:style-name="P23"/>
      <text:p text:style-name="P23"><text:span text:style-name="T7">Versão – </text:span><text:span text:style-name="T9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3T17:26:21.983010331</dc:date>
    <meta:editing-duration>PT1H26M5S</meta:editing-duration>
    <meta:editing-cycles>47</meta:editing-cycles>
    <meta:generator>LibreOffice/6.4.7.2$Linux_X86_64 LibreOffice_project/40$Build-2</meta:generator>
    <meta:document-statistic meta:table-count="1" meta:image-count="0" meta:object-count="0" meta:page-count="2" meta:paragraph-count="59" meta:word-count="230" meta:character-count="1581" meta:non-whitespace-character-count="1378"/>
  </office:meta>
</office:document-meta>
</file>